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AssertionTests.performRequest( HttpMethod method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ssertionTests.hasNo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ssertionTests.attribute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AssertionTests.has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Advice.ge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Controller.SampleController( Object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Controller.handle( Model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Controller.create( @ Valid Person person , BindingResult result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ssertionTests.attribute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AssertionTests.attributeHamcrest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